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2cm" fo:padding-top="0.1cm" fo:padding-bottom="0.1cm" fo:padding-left="0.1cm" fo:padding-right="0.1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3cm" fo:padding-top="0.1cm" fo:padding-bottom="0.1cm" fo:padding-left="0.1cm" fo:padding-right="0.1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2cm" fo:min-width="2.622cm" fo:padding-top="0.1cm" fo:padding-bottom="0.1cm" fo:padding-left="0.1cm" fo:padding-right="0.1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 draw:shadow-opacity="100%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036cm" fo:min-width="2.87cm" fo:padding-top="0.6cm" fo:padding-bottom="0.13cm" fo:padding-left="0.1cm" fo:padding-right="0.1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057cm" fo:min-width="0.112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.117cm" fo:min-width="0.167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067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dash" draw:stroke-dash="Dashed_20__28_var_29__20_2" svg:stroke-width="0.053cm" svg:stroke-color="#0033cc" draw:stroke-linejoin="miter" draw:fill="none" draw:fill-color="#ffffff" draw:textarea-horizontal-align="justify" draw:textarea-vertical-align="middle" draw:auto-grow-height="false" fo:min-height="0.315cm" fo:min-width="6.829cm" fo:padding-top="0.13cm" fo:padding-bottom="0.13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loext:graphic-properties draw:fill="solid" draw:fill-color="#daede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Arial Narrow" fo:font-size="14pt" fo:language="en" fo:country="US" style:font-size-asian="14pt" style:font-size-complex="14pt"/>
    </style:style>
    <style:style style:name="T4" style:family="text">
      <style:text-properties style:font-name="Arial Narrow" fo:font-size="16pt" fo:language="en" fo:country="US" style:font-size-asian="16pt" style:font-size-complex="16pt"/>
    </style:style>
    <style:style style:name="T5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style:font-name="Arial Narrow" fo:font-size="11pt" fo:language="en" fo:country="US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256_1" draw:style-name="gr1" draw:text-style-name="P1" draw:layer="layout" svg:x1="10.35cm" svg:y1="7.915cm" svg:x2="10.35cm" svg:y2="7.13cm">
          <text:p/>
        </draw:line>
        <draw:line draw:name="Rovná spojnica 68_1" draw:style-name="gr2" draw:text-style-name="P1" draw:layer="layout" svg:x1="1.545cm" svg:y1="8.383cm" svg:x2="2.259cm" svg:y2="8.386cm">
          <text:p/>
        </draw:line>
        <draw:line draw:name="Rovná spojnica 70_1" draw:style-name="gr2" draw:text-style-name="P1" draw:layer="layout" svg:x1="2.657cm" svg:y1="8.386cm" svg:x2="5.633cm" svg:y2="8.392cm">
          <text:p/>
        </draw:line>
        <draw:line draw:name="Rovná spojnica 73_1" draw:style-name="gr2" draw:text-style-name="P1" draw:layer="layout" svg:x1="5.633cm" svg:y1="8.392cm" svg:x2="7.617cm" svg:y2="8.386cm">
          <text:p/>
        </draw:line>
        <draw:line draw:name="Rovná spojnica 75_2" draw:style-name="gr2" draw:text-style-name="P1" draw:layer="layout" svg:x1="2.954cm" svg:y1="8.388cm" svg:x2="2.947cm" svg:y2="14.943cm">
          <text:p/>
        </draw:line>
        <draw:line draw:name="Rovná spojnica 79_2" draw:style-name="gr2" draw:text-style-name="P1" draw:layer="layout" svg:x1="3.602cm" svg:y1="12.165cm" svg:x2="4.092cm" svg:y2="12.165cm">
          <text:p/>
        </draw:line>
        <draw:line draw:name="Rovná spojnica 85_1" draw:style-name="gr2" draw:text-style-name="P1" draw:layer="layout" svg:x1="7.62cm" svg:y1="8.188cm" svg:x2="7.618cm" svg:y2="13.747cm">
          <text:p/>
        </draw:line>
        <draw:line draw:name="Rovná spojnica 118_1" draw:style-name="gr2" draw:text-style-name="P1" draw:layer="layout" svg:x1="13.993cm" svg:y1="9.319cm" svg:x2="11.586cm" svg:y2="9.319cm">
          <text:p/>
        </draw:line>
        <draw:line draw:name="Rovná spojnica 122_1" draw:style-name="gr2" draw:text-style-name="P1" draw:layer="layout" svg:x1="11.587cm" svg:y1="8.14cm" svg:x2="15.86cm" svg:y2="8.133cm">
          <text:p/>
        </draw:line>
        <draw:line draw:name="Rovná spojnica 124_1" draw:style-name="gr2" draw:text-style-name="P1" draw:layer="layout" svg:x1="14.59cm" svg:y1="9.587cm" svg:x2="15.86cm" svg:y2="9.59cm">
          <text:p/>
        </draw:line>
        <draw:line draw:name="Rovná spojnica 127_1" draw:style-name="gr2" draw:text-style-name="P1" draw:layer="layout" svg:x1="16.046cm" svg:y1="8.888cm" svg:x2="19.366cm" svg:y2="8.875cm">
          <text:p/>
        </draw:line>
        <draw:polyline draw:name="Rovná spojnica 129_1" draw:style-name="gr2" draw:text-style-name="P1" draw:layer="layout" svg:width="2.666cm" svg:height="4.851cm" draw:transform="rotate (1.46014245221846) translate (18.4451292059953cm 8.81290407132343cm)" svg:viewBox="0 0 2667 4852" draw:points="0,245 2208,0 2667,4128 1036,4309 1096,4852">
          <text:p/>
        </draw:polyline>
        <draw:line draw:name="Rovná spojnica 142_1" draw:style-name="gr2" draw:text-style-name="P1" draw:layer="layout" svg:x1="20.162cm" svg:y1="8.889cm" svg:x2="23.493cm" svg:y2="8.893cm">
          <text:p/>
        </draw:line>
        <draw:line draw:name="Rovná spojnica 150_2" draw:style-name="gr2" draw:text-style-name="P1" draw:layer="layout" svg:x1="15.582cm" svg:y1="14.943cm" svg:x2="2.954cm" svg:y2="14.943cm">
          <text:p/>
        </draw:line>
        <draw:polyline draw:name="Rovná spojnica 153_1" draw:style-name="gr2" draw:text-style-name="P1" draw:layer="layout" svg:width="6.146cm" svg:height="4.785cm" draw:transform="rotate (1.5700981950941) translate (0.650708585829562cm 14.2739970040272cm)" svg:viewBox="0 0 6147 4786" draw:points="1565,4300 1565,4768 3,4786 0,4 6147,0 6147,468">
          <text:p/>
        </draw:polyline>
        <draw:polyline draw:name="Rovná spojnica 167_2" draw:style-name="gr2" draw:text-style-name="P1" draw:layer="layout" svg:width="17.587cm" svg:height="6.851cm" draw:transform="rotate (-0.00139626340159651) translate (0.342001522598722cm 8.64790951970065cm)" svg:viewBox="0 0 17588 6852" draw:points="15616,5604 17586,5602 17588,6852 9,6798 0,1 781,0">
          <text:p/>
        </draw:polyline>
        <draw:line draw:name="Rovná spojnica 189_4" draw:style-name="gr2" draw:text-style-name="P1" draw:layer="layout" svg:x1="24.485cm" svg:y1="8.562cm" svg:x2="23.89cm" svg:y2="8.558cm">
          <text:p/>
        </draw:line>
        <draw:line draw:name="Rovná spojnica 191_1" draw:style-name="gr2" draw:text-style-name="P1" draw:layer="layout" svg:x1="24.488cm" svg:y1="8.56cm" svg:x2="24.484cm" svg:y2="16.566cm">
          <text:p/>
        </draw:line>
        <draw:line draw:name="Rovná spojnica 193_1" draw:style-name="gr2" draw:text-style-name="P1" draw:layer="layout" svg:x1="24.484cm" svg:y1="16.57cm" svg:x2="6.758cm" svg:y2="16.566cm">
          <text:p/>
        </draw:line>
        <draw:polyline draw:name="Rovná spojnica 197_4" draw:style-name="gr2" draw:text-style-name="P1" draw:layer="layout" svg:width="17.745cm" svg:height="8.038cm" draw:transform="rotate (-0.00174532925199535) translate (6.75191817800737cm 8.52705164747271cm)" svg:viewBox="0 0 17746 8039" draw:points="17059,1 17732,0 17746,8008 20,8039 0,2245 2228,2241">
          <text:p/>
        </draw:polyline>
        <draw:polyline draw:name="Rovná spojnica 199_1" draw:style-name="gr2" draw:text-style-name="P1" draw:layer="layout" svg:width="5.795cm" svg:height="1.204cm" draw:transform="rotate (-0.000698131700798822) translate (13.545cm 9.319cm)" svg:viewBox="0 0 5796 1205" draw:points="0,0 1,1205 5796,1201">
          <text:p/>
        </draw:polyline>
        <draw:polyline draw:name="Rovná spojnica 203_4" draw:style-name="gr2" draw:text-style-name="P1" draw:layer="layout" svg:width="3.647cm" svg:height="0.311cm" draw:transform="rotate (1.5707963267949) translate (13.858cm 13.547cm)" svg:viewBox="0 0 3648 312" draw:points="0,0 3648,0 3648,312">
          <text:p/>
        </draw:polyline>
        <draw:line draw:name="Rovná spojnica 211_1" draw:style-name="gr2" draw:text-style-name="P1" draw:layer="layout" svg:x1="16.029cm" svg:y1="13.551cm" svg:x2="11.586cm" svg:y2="13.547cm">
          <text:p/>
        </draw:line>
        <draw:polygon draw:style-name="gr3" draw:text-style-name="P2" draw:layer="layout" svg:width="1.031cm" svg:height="2.187cm" svg:x="4.092cm" svg:y="11.618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polygon draw:style-name="gr3" draw:text-style-name="P2" draw:layer="layout" svg:width="1.031cm" svg:height="2.187cm" svg:x="15.56cm" svg:y="13.18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6" draw:style-name="gr4" draw:text-style-name="P4" draw:layer="layout" svg:width="0.992cm" svg:height="0.963cm" svg:x="15.813cm" svg:y="13.729cm">
          <text:list text:style-name="L1">
            <text:list-header>
              <text:p text:style-name="P3"><text:span text:style-name="T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_7" draw:style-name="gr4" draw:text-style-name="P4" draw:layer="layout" svg:width="0.992cm" svg:height="0.963cm" svg:x="4.327cm" svg:y="12.218cm">
          <text:list text:style-name="L1">
            <text:list-header>
              <text:p text:style-name="P3"><text:span text:style-name="T1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7_5" draw:style-name="gr1" draw:text-style-name="P1" draw:layer="layout" svg:x1="7.617cm" svg:y1="8.188cm" svg:x2="9.204cm" svg:y2="8.192cm">
          <text:p/>
        </draw:line>
        <draw:line draw:name="Rovná spojnica 99_5" draw:style-name="gr1" draw:text-style-name="P1" draw:layer="layout" svg:x1="7.617cm" svg:y1="9.326cm" svg:x2="9.204cm" svg:y2="9.33cm">
          <text:p/>
        </draw:line>
        <draw:line draw:name="Rovná spojnica 102_1" draw:style-name="gr1" draw:text-style-name="P1" draw:layer="layout" svg:x1="7.617cm" svg:y1="13.746cm" svg:x2="9.006cm" svg:y2="13.75cm">
          <text:p/>
        </draw:line>
        <draw:line draw:name="Rovná spojnica 175_1" draw:style-name="gr1" draw:text-style-name="P1" draw:layer="layout" svg:x1="22.787cm" svg:y1="11.721cm" svg:x2="7.62cm" svg:y2="11.721cm">
          <text:p/>
        </draw:line>
        <draw:line draw:name="Rovná spojnica 178_1" draw:style-name="gr1" draw:text-style-name="P1" draw:layer="layout" svg:x1="22.79cm" svg:y1="11.723cm" svg:x2="22.786cm" svg:y2="16.089cm">
          <text:p/>
        </draw:line>
        <draw:line draw:name="Rovná spojnica 180_1" draw:style-name="gr1" draw:text-style-name="P1" draw:layer="layout" svg:x1="22.786cm" svg:y1="16.094cm" svg:x2="7.234cm" svg:y2="16.09cm">
          <text:p/>
        </draw:line>
        <draw:line draw:name="Rovná spojnica 182_1" draw:style-name="gr1" draw:text-style-name="P1" draw:layer="layout" svg:x1="7.232cm" svg:y1="16.095cm" svg:x2="7.236cm" svg:y2="10.082cm">
          <text:p/>
        </draw:line>
        <draw:line draw:name="Rovná spojnica 184_1" draw:style-name="gr1" draw:text-style-name="P1" draw:layer="layout" svg:x1="7.234cm" svg:y1="10.081cm" svg:x2="9.006cm" svg:y2="10.085cm">
          <text:p/>
        </draw:line>
        <draw:polyline draw:name="Rovná spojnica 217_4" draw:style-name="gr1" draw:text-style-name="P1" draw:layer="layout" svg:width="2.294cm" svg:height="1.752cm" draw:transform="rotate (1.5697491292437) translate (16.514cm 8.415cm)" svg:viewBox="0 0 2295 1753" draw:points="0,0 2,1753 2295,1751">
          <text:p/>
        </draw:polyline>
        <draw:line draw:name="Rovná spojnica 221_3" draw:style-name="gr1" draw:text-style-name="P1" draw:layer="layout" svg:x1="2.469cm" svg:y1="7.792cm" svg:x2="2.473cm" svg:y2="7.475cm">
          <text:p/>
        </draw:line>
        <draw:line draw:name="Rovná spojnica 222_1" draw:style-name="gr1" draw:text-style-name="P1" draw:layer="layout" svg:x1="1.241cm" svg:y1="7.829cm" svg:x2="1.245cm" svg:y2="7.512cm">
          <text:p/>
        </draw:line>
        <draw:line draw:name="Rovná spojnica 223_1" draw:style-name="gr1" draw:text-style-name="P1" draw:layer="layout" svg:x1="9.166cm" svg:y1="7.472cm" svg:x2="9.17cm" svg:y2="7.155cm">
          <text:p/>
        </draw:line>
        <draw:line draw:name="Rovná spojnica 228_1" draw:style-name="gr1" draw:text-style-name="P1" draw:layer="layout" svg:x1="23.6cm" svg:y1="7.949cm" svg:x2="23.604cm" svg:y2="7.632cm">
          <text:p/>
        </draw:line>
        <draw:line draw:name="Rovná spojnica 229_5" draw:style-name="gr1" draw:text-style-name="P1" draw:layer="layout" svg:x1="14.312cm" svg:y1="9.046cm" svg:x2="14.316cm" svg:y2="8.729cm">
          <text:p/>
        </draw:line>
        <draw:custom-shape draw:name="BlokTextu 231_2" draw:style-name="gr5" draw:text-style-name="P4" draw:layer="layout" svg:width="1.017cm" svg:height="0.937cm" svg:x="2.827cm" svg:y="11.696cm">
          <text:list text:style-name="L1">
            <text:list-header>
              <text:p text:style-name="P3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4_2" draw:style-name="gr6" draw:text-style-name="P6" draw:layer="layout" svg:width="1.027cm" svg:height="0.793cm" svg:x="1.381cm" svg:y="7.677cm">
          <text:list text:style-name="L1">
            <text:list-header>
              <text:p text:style-name="P5"><text:span text:style-name="T3">P</text:span><text:span text:style-name="T3">C</text:span><text:span text:style-name="T3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_2" draw:style-name="gr6" draw:text-style-name="P6" draw:layer="layout" svg:width="1.047cm" svg:height="0.877cm" svg:x="2.559cm" svg:y="7.633cm">
          <text:list text:style-name="L1">
            <text:list-header>
              <text:p text:style-name="P5"><text:span text:style-name="T4">P</text:span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_1" draw:style-name="gr6" draw:text-style-name="P6" draw:layer="layout" svg:width="1.301cm" svg:height="0.877cm" svg:x="6.154cm" svg:y="7.593cm">
          <text:list text:style-name="L1">
            <text:list-header>
              <text:p text:style-name="P5"><text:span text:style-name="T4">I</text:span><text:span text:style-name="T4">ns</text:span><text:span text:style-name="T4">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_1" draw:style-name="gr6" draw:text-style-name="P6" draw:layer="layout" svg:width="1.408cm" svg:height="0.793cm" svg:x="7.493cm" svg:y="7.527cm">
          <text:list text:style-name="L1">
            <text:list-header>
              <text:p text:style-name="P5"><text:span text:style-name="T5">19: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8_1" draw:style-name="gr6" draw:text-style-name="P6" draw:layer="layout" svg:width="1.408cm" svg:height="0.793cm" svg:x="7.485cm" svg:y="8.687cm">
          <text:list text:style-name="L1">
            <text:list-header>
              <text:p text:style-name="P5"><text:span text:style-name="T5">2</text:span><text:span text:style-name="T5">4:</text:span><text:span text:style-name="T5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0_1" draw:style-name="gr6" draw:text-style-name="P6" draw:layer="layout" svg:width="1.162cm" svg:height="0.793cm" svg:x="7.608cm" svg:y="11.089cm">
          <text:list text:style-name="L1">
            <text:list-header>
              <text:p text:style-name="P5"><text:span text:style-name="T5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_1" draw:style-name="gr6" draw:text-style-name="P8" draw:layer="layout" svg:width="2.221cm" svg:height="1.385cm" svg:x="7.667cm" svg:y="12.135cm">
          <text:list text:style-name="L1">
            <text:list-header>
              <text:p text:style-name="P7"><text:span text:style-name="T5">1</text:span><text:span text:style-name="T5">5:</text:span><text:span text:style-name="T5">0, </text:span><text:span text:style-name="T5">24</text:span><text:span text:style-name="T5">:0</text:span></text:p>
              <text:p text:style-name="P7"><text:span text:style-name="T5">1</text:span><text:span text:style-name="T5">1:</text:span><text:span text:style-name="T5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_1" draw:style-name="gr6" draw:text-style-name="P6" draw:layer="layout" svg:width="1.407cm" svg:height="0.877cm" svg:x="14.286cm" svg:y="7.395cm">
          <text:list text:style-name="L1">
            <text:list-header>
              <text:p text:style-name="P5"><text:span text:style-name="T4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_1" draw:style-name="gr6" draw:text-style-name="P6" draw:layer="layout" svg:width="1.256cm" svg:height="0.793cm" svg:x="14.453cm" svg:y="8.863cm">
          <text:list text:style-name="L1">
            <text:list-header>
              <text:p text:style-name="P5"><text:span text:style-name="T3">S</text:span><text:span text:style-name="T3">r</text:span><text:span text:style-name="T3">c</text:span><text:span text:style-name="T3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_1" draw:style-name="gr6" draw:text-style-name="P6" draw:layer="layout" svg:width="1.357cm" svg:height="0.877cm" svg:x="17.101cm" svg:y="7.628cm">
          <text:list text:style-name="L1">
            <text:list-header>
              <text:p text:style-name="P5"><text:span text:style-name="T4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_1" draw:style-name="gr6" draw:text-style-name="P6" draw:layer="layout" svg:width="1.954cm" svg:height="0.793cm" svg:x="17.114cm" svg:y="8.751cm">
          <text:list text:style-name="L1">
            <text:list-header>
              <text:p text:style-name="P5"><text:span text:style-name="T3">AluOu</text:span><text:span text:style-name="T3">t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_5" draw:style-name="gr6" draw:text-style-name="P6" draw:layer="layout" svg:width="1.357cm" svg:height="0.877cm" svg:x="12.088cm" svg:y="14.166cm">
          <text:list text:style-name="L1">
            <text:list-header>
              <text:p text:style-name="P5"><text:span text:style-name="T4">P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_2" draw:style-name="gr6" draw:text-style-name="P6" draw:layer="layout" svg:width="2.516cm" svg:height="0.877cm" svg:x="17.075cm" svg:y="13.466cm">
          <text:list text:style-name="L1">
            <text:list-header>
              <text:p text:style-name="P5"><text:span text:style-name="T4">PCBr</text:span><text:span text:style-name="T4">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_1" draw:style-name="gr6" draw:text-style-name="P6" draw:layer="layout" svg:width="2.195cm" svg:height="0.793cm" svg:x="21.634cm" svg:y="8.966cm">
          <text:list text:style-name="L1">
            <text:list-header>
              <text:p text:style-name="P5"><text:span text:style-name="T3">R</text:span><text:span text:style-name="T3">e</text:span><text:span text:style-name="T3">a</text:span><text:span text:style-name="T3">d</text:span><text:span text:style-name="T3">D</text:span><text:span text:style-name="T3">a</text:span><text:span text:style-name="T3">t</text:span><text:span text:style-name="T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8_1" draw:style-name="gr6" draw:text-style-name="P6" draw:layer="layout" svg:width="1.522cm" svg:height="0.793cm" svg:x="23.863cm" svg:y="7.831cm">
          <text:list text:style-name="L1">
            <text:list-header>
              <text:p text:style-name="P5"><text:span text:style-name="T3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_1" draw:style-name="gr1" draw:text-style-name="P1" draw:layer="layout" svg:x1="19.6cm" svg:y1="7.393cm" svg:x2="19.604cm" svg:y2="7.076cm">
          <text:p/>
        </draw:line>
        <draw:custom-shape draw:name="BlokTextu 260_2" draw:style-name="gr6" draw:text-style-name="P6" draw:layer="layout" svg:width="2.207cm" svg:height="0.877cm" svg:x="0.58cm" svg:y="13.415cm">
          <text:list text:style-name="L1">
            <text:list-header>
              <text:p text:style-name="P5"><text:span text:style-name="T4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19_1">
          <draw:custom-shape draw:name="Obdĺžnik 6_1" draw:style-name="gr7" draw:text-style-name="P9" draw:layer="layout" svg:width="2.182cm" svg:height="3.771cm" svg:x="3.45cm" svg:y="7.394cm">
            <text:list text:style-name="L1">
              <text:list-header>
                <text:p text:style-name="P3"><text:span text:style-name="T6"/></text:p>
                <text:p text:style-name="P3"><text:span text:style-name="T7">I</text:span><text:span text:style-name="T7">n</text:span><text:span text:style-name="T7">s</text:span><text:span text:style-name="T7">t</text:span><text:span text:style-name="T7">r</text:span><text:span text:style-name="T7">.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_6" draw:style-name="gr4" draw:text-style-name="P4" draw:layer="layout" svg:width="2.182cm" svg:height="0.877cm" svg:x="3.45cm" svg:y="7.95cm">
            <text:list text:style-name="L1">
              <text:list-header>
                <text:p text:style-name="P3"><text:span text:style-name="T2">A <text:s text:c="2"/></text:span><text:span text:style-name="T2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bdĺžnik 15_5" draw:style-name="gr8" draw:text-style-name="P9" draw:layer="layout" svg:width="2.183cm" svg:height="3.771cm" svg:x="18.929cm" svg:y="7.394cm">
          <text:list text:style-name="L1">
            <text:list-header>
              <text:p text:style-name="P3"><text:span text:style-name="T6"/></text:p>
              <text:p text:style-name="P3"><text:span text:style-name="T7">D</text:span><text:span text:style-name="T7">a</text:span><text:span text:style-name="T7">t</text:span><text:span text:style-name="T7">a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6_5" draw:style-name="gr4" draw:text-style-name="P4" draw:layer="layout" svg:width="2.55cm" svg:height="0.877cm" svg:x="18.734cm" svg:y="8.347cm">
          <text:list text:style-name="L1">
            <text:list-header>
              <text:p text:style-name="P3"><text:span text:style-name="T2">A <text:s text:c="3"/></text:span><text:span text:style-name="T2"><text:s/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7_5" draw:style-name="gr4" draw:text-style-name="P4" draw:layer="layout" svg:width="1.586cm" svg:height="0.877cm" svg:x="18.732cm" svg:y="10.08cm">
          <text:list text:style-name="L1">
            <text:list-header>
              <text:p text:style-name="P3"><text:span text:style-name="T2">W</text:span><text:span text:style-name="T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8_5" draw:style-name="gr4" draw:text-style-name="P4" draw:layer="layout" svg:width="1.389cm" svg:height="0.877cm" svg:x="19.789cm" svg:y="7.394cm">
          <text:list text:style-name="L1">
            <text:list-header>
              <text:p text:style-name="P3"><text:span text:style-name="T2">W</text:span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vnoramenný trojuholník 21_1" draw:style-name="gr9" draw:text-style-name="P10" draw:layer="layout" svg:width="0.397cm" svg:height="0.397cm" svg:x="19.366cm" svg:y="7.33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Obdĺžnik 9_1" draw:style-name="gr10" draw:text-style-name="P9" draw:layer="layout" svg:width="2.822cm" svg:height="3.692cm" svg:x="8.764cm" svg:y="7.473cm">
          <text:list text:style-name="L1">
            <text:list-header>
              <text:p text:style-name="P3"><text:span text:style-name="T6"/></text:p>
              <text:p text:style-name="P3"><text:span text:style-name="T6"/></text:p>
              <text:p text:style-name="P11"><text:span text:style-name="T6"/></text:p>
              <text:p text:style-name="P11"><text:span text:style-name="T6"/></text:p>
              <text:p text:style-name="P11"><text:span text:style-name="T7">Reg.</text:span></text:p>
              <text:p text:style-name="P11"><text:span text:style-name="T7"><text:s text:c="2"/></text:span><text:span text:style-name="T7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0_1" draw:style-name="gr4" draw:text-style-name="P4" draw:layer="layout" svg:width="2.935cm" svg:height="0.877cm" svg:x="8.651cm" svg:y="7.699cm">
          <text:list text:style-name="L1">
            <text:list-header>
              <text:p text:style-name="P3"><text:span text:style-name="T2">A1 <text:s text:c="3"/></text:span><text:span text:style-name="T2">RD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1_1" draw:style-name="gr4" draw:text-style-name="P4" draw:layer="layout" svg:width="2.935cm" svg:height="0.877cm" svg:x="8.651cm" svg:y="8.731cm">
          <text:list text:style-name="L1">
            <text:list-header>
              <text:p text:style-name="P3"><text:span text:style-name="T2">A2 <text:s/></text:span><text:span text:style-name="T2"><text:s text:c="2"/></text:span><text:span text:style-name="T2">RD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_1" draw:style-name="gr4" draw:text-style-name="P13" draw:layer="layout" svg:width="1.7cm" svg:height="1.553cm" svg:x="8.651cm" svg:y="9.498cm">
          <text:list text:style-name="L1">
            <text:list-header>
              <text:p text:style-name="P12"><text:span text:style-name="T2">A</text:span><text:span text:style-name="T2">3</text:span></text:p>
              <text:p text:style-name="P12"><text:span text:style-name="T2">W</text:span><text:span text:style-name="T2">D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3_1" draw:style-name="gr4" draw:text-style-name="P13" draw:layer="layout" svg:width="1.925cm" svg:height="0.877cm" svg:x="9.505cm" svg:y="7.249cm">
          <text:list text:style-name="L1">
            <text:list-header>
              <text:p text:style-name="P12"><text:span text:style-name="T2">W</text:span><text:span text:style-name="T2">E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vnoramenný trojuholník 22_1" draw:style-name="gr9" draw:text-style-name="P10" draw:layer="layout" svg:width="0.352cm" svg:height="0.396cm" svg:x="8.975cm" svg:y="7.47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Skupina 37_1">
          <draw:custom-shape draw:name="Lichobežník 33_1" draw:style-name="gr11" draw:text-style-name="P14" draw:layer="layout" svg:width="1.264cm" svg:height="0.595cm" draw:transform="rotate (-1.5707963267949) translate (14.588cm 8.955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35_1" draw:style-name="gr6" draw:text-style-name="P4" draw:layer="layout" svg:width="0.717cm" svg:height="0.877cm" svg:x="13.894cm" svg:y="8.876cm">
            <text:list text:style-name="L1">
              <text:list-header>
                <text:p text:style-name="P3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36_1" draw:style-name="gr6" draw:text-style-name="P4" draw:layer="layout" svg:width="0.717cm" svg:height="0.877cm" svg:x="13.92cm" svg:y="9.405cm">
            <text:list text:style-name="L1">
              <text:list-header>
                <text:p text:style-name="P3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38_1">
          <draw:custom-shape draw:name="Lichobežník 39_1" draw:style-name="gr12" draw:text-style-name="P10" draw:layer="layout" svg:width="1.264cm" svg:height="0.595cm" draw:transform="rotate (-1.5707963267949) translate (23.889cm 7.87cm)">
            <text:p/>
            <draw:enhanced-geometry svg:viewBox="0 0 454821 214314" draw:extrusion-allowed="true" draw:text-areas="39991 18844 414830 214314" draw:glue-points="227411 0 29993 107157 227411 214314 424828 107157" draw:type="mso-spt100" draw:enhanced-path="M 0 214314 L 59986 0 394835 0 454821 214314 Z N"/>
          </draw:custom-shape>
          <draw:custom-shape draw:name="BlokTextu 40_1" draw:style-name="gr6" draw:text-style-name="P4" draw:layer="layout" svg:width="0.717cm" svg:height="0.877cm" svg:x="23.195cm" svg:y="7.791cm">
            <text:list text:style-name="L1">
              <text:list-header>
                <text:p text:style-name="P3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1_1" draw:style-name="gr6" draw:text-style-name="P4" draw:layer="layout" svg:width="0.717cm" svg:height="0.877cm" svg:x="23.221cm" svg:y="8.32cm">
            <text:list text:style-name="L1">
              <text:list-header>
                <text:p text:style-name="P3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46_5">
          <draw:custom-shape draw:name="Lichobežník 47_1" draw:style-name="gr12" draw:text-style-name="P9" draw:layer="layout" svg:width="1.264cm" svg:height="0.595cm" draw:transform="rotate (-1.5707963267949) translate (1.544cm 7.751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48_1" draw:style-name="gr6" draw:text-style-name="P4" draw:layer="layout" svg:width="0.717cm" svg:height="0.877cm" svg:x="0.85cm" svg:y="7.672cm">
            <text:list text:style-name="L1">
              <text:list-header>
                <text:p text:style-name="P3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9_1" draw:style-name="gr6" draw:text-style-name="P4" draw:layer="layout" svg:width="0.717cm" svg:height="0.877cm" svg:x="0.876cm" svg:y="8.201cm">
            <text:list text:style-name="L1">
              <text:list-header>
                <text:p text:style-name="P3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Voľná forma 52_3" draw:style-name="gr13" draw:text-style-name="P15" draw:layer="layout" svg:width="3.069cm" svg:height="1.765cm" svg:x="8.519cm" svg:y="12.62cm">
          <text:list text:style-name="L1">
            <text:list-header>
              <text:p text:style-name="P11"><text:span text:style-name="T8">I</text:span><text:span text:style-name="T8">m</text:span><text:span text:style-name="T8">m</text:span><text:span text:style-name="T8"><text:line-break/></text:span><text:span text:style-name="T8">d</text:span><text:span text:style-name="T8">e</text:span><text:span text:style-name="T8">c</text:span><text:span text:style-name="T8">o</text:span><text:span text:style-name="T8">d</text:span><text:span text:style-name="T8">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mirror-horizontal="false" draw:mirror-vertical="false" draw:type="mso-spt100" draw:enhanced-path="M 9525 447675 L 1095375 447675 1104900 0 0 219075 9525 447675 Z N"/>
        </draw:custom-shape>
        <draw:custom-shape draw:name="Obdĺžnik 53_1" draw:style-name="gr14" draw:text-style-name="P10" draw:layer="layout" svg:width="0.396cm" svg:height="1.19cm" svg:x="2.259cm" svg:y="7.791cm">
          <text:p/>
          <draw:enhanced-geometry svg:viewBox="0 0 21600 21600" draw:type="rectangle" draw:enhanced-path="M 0 0 L 21600 0 21600 21600 0 21600 0 0 Z N"/>
        </draw:custom-shape>
        <draw:custom-shape draw:name="Rovnoramenný trojuholník 54_2" draw:style-name="gr9" draw:text-style-name="P10" draw:layer="layout" svg:width="0.396cm" svg:height="0.396cm" svg:x="2.259cm" svg:y="7.79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Rovná spojnica 285_1" draw:style-name="gr2" draw:text-style-name="P1" draw:layer="layout" svg:x1="7.614cm" svg:y1="8.48cm" svg:x2="7.614cm" svg:y2="8.188cm">
          <text:p/>
        </draw:line>
        <draw:line draw:name="Rovná spojnica 157_3" draw:style-name="gr2" draw:text-style-name="P1" draw:layer="layout" svg:x1="4.092cm" svg:y1="13.415cm" svg:x2="2.954cm" svg:y2="13.415cm">
          <text:p/>
        </draw:line>
        <draw:custom-shape draw:name="BlokTextu 249_6" draw:style-name="gr6" draw:text-style-name="P6" draw:layer="layout" svg:width="2.229cm" svg:height="0.877cm" svg:x="12.715cm" svg:y="13.527cm">
          <text:list text:style-name="L1">
            <text:list-header>
              <text:p text:style-name="P5"><text:span text:style-name="T4">S</text:span><text:span text:style-name="T4">i</text:span><text:span text:style-name="T4">g</text:span><text:span text:style-name="T4">n</text:span><text:span text:style-name="T4">I</text:span><text:span text:style-name="T4">m</text:span><text:span text:style-name="T4">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16" draw:layer="layout" svg:width="0.156cm" svg:height="0.149cm" svg:x="2.875cm" svg:y="13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235cm" svg:height="0.235cm" svg:x="2.842cm" svg:y="13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18.578cm" svg:y="8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235cm" svg:height="0.235cm" svg:x="18.545cm" svg:y="8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13.764cm" svg:y="13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235cm" svg:height="0.235cm" svg:x="13.731cm" svg:y="13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13.464cm" svg:y="9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235cm" svg:height="0.235cm" svg:x="13.431cm" svg:y="9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2.875cm" svg:y="8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235cm" svg:height="0.235cm" svg:x="2.842cm" svg:y="8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3" draw:text-style-name="P2" draw:layer="layout" svg:width="1.031cm" svg:height="2.187cm" svg:x="15.577cm" svg:y="7.79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71_1" draw:style-name="gr6" draw:text-style-name="P6" draw:layer="layout" svg:width="1.162cm" svg:height="0.793cm" svg:x="15.469cm" svg:y="7.989cm">
          <text:list text:style-name="L1">
            <text:list-header>
              <text:p text:style-name="P5"><text:span text:style-name="T3">A</text:span><text:span text:style-name="T3">L</text:span><text:span text:style-name="T3">U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name="Rovná spojnica 224_1" draw:style-name="gr1" draw:text-style-name="P1" draw:layer="layout" svg:x1="6.016cm" svg:y1="5.955cm" svg:x2="6.02cm" svg:y2="5.638cm">
            <text:p/>
          </draw:line>
          <draw:line draw:name="Rovná spojnica 225_1" draw:style-name="gr1" draw:text-style-name="P1" draw:layer="layout" svg:x1="12cm" svg:y1="5.929cm" svg:x2="12.004cm" svg:y2="5.612cm">
            <text:p/>
          </draw:line>
          <draw:line draw:name="Rovná spojnica 226_0" draw:style-name="gr1" draw:text-style-name="P1" draw:layer="layout" svg:x1="17.01cm" svg:y1="5.955cm" svg:x2="17.014cm" svg:y2="5.638cm">
            <text:p/>
          </draw:line>
          <draw:line draw:name="Rovná spojnica 227_0" draw:style-name="gr1" draw:text-style-name="P1" draw:layer="layout" svg:x1="21.521cm" svg:y1="5.929cm" svg:x2="21.525cm" svg:y2="5.612cm">
            <text:p/>
          </draw:line>
          <draw:g draw:name="Skupina 264_0">
            <draw:g draw:name="Skupina 58_0">
              <draw:custom-shape draw:name="Obdĺžnik 59_0" draw:style-name="gr17" draw:text-style-name="P10" draw:layer="layout" svg:width="0.396cm" svg:height="9.327cm" svg:x="11.788cm" svg:y="5.93cm">
                <text:p/>
                <draw:enhanced-geometry svg:viewBox="0 0 21600 21600" draw:type="rectangle" draw:enhanced-path="M 0 0 L 21600 0 21600 21600 0 21600 0 0 Z N"/>
              </draw:custom-shape>
              <draw:custom-shape draw:name="Rovnoramenný trojuholník 60_0" draw:style-name="gr9" draw:text-style-name="P10" draw:layer="layout" svg:width="0.396cm" svg:height="0.396cm" svg:x="11.788cm" svg:y="5.93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draw:name="Skupina 61_0">
              <draw:custom-shape draw:name="Obdĺžnik 62_0" draw:style-name="gr17" draw:text-style-name="P10" draw:layer="layout" svg:width="0.396cm" svg:height="9.327cm" svg:x="16.803cm" svg:y="5.93cm">
                <text:p/>
                <draw:enhanced-geometry svg:viewBox="0 0 21600 21600" draw:type="rectangle" draw:enhanced-path="M 0 0 L 21600 0 21600 21600 0 21600 0 0 Z N"/>
              </draw:custom-shape>
              <draw:custom-shape draw:name="Rovnoramenný trojuholník 63_0" draw:style-name="gr9" draw:text-style-name="P10" draw:layer="layout" svg:width="0.396cm" svg:height="0.396cm" svg:x="16.803cm" svg:y="5.93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draw:name="Skupina 64_4">
              <draw:custom-shape draw:name="Obdĺžnik 65_0" draw:style-name="gr17" draw:text-style-name="P10" draw:layer="layout" svg:width="0.396cm" svg:height="9.327cm" svg:x="21.315cm" svg:y="5.93cm">
                <text:p/>
                <draw:enhanced-geometry svg:viewBox="0 0 21600 21600" draw:type="rectangle" draw:enhanced-path="M 0 0 L 21600 0 21600 21600 0 21600 0 0 Z N"/>
              </draw:custom-shape>
              <draw:custom-shape draw:name="Rovnoramenný trojuholník 66_0" draw:style-name="gr9" draw:text-style-name="P10" draw:layer="layout" svg:width="0.396cm" svg:height="0.396cm" svg:x="21.315cm" svg:y="5.93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draw:name="Skupina 57_0">
              <draw:custom-shape draw:name="Obdĺžnik 55_1" draw:style-name="gr17" draw:text-style-name="P10" draw:layer="layout" svg:width="0.396cm" svg:height="9.327cm" svg:x="5.835cm" svg:y="5.93cm">
                <text:p/>
                <draw:enhanced-geometry svg:viewBox="0 0 21600 21600" draw:type="rectangle" draw:enhanced-path="M 0 0 L 21600 0 21600 21600 0 21600 0 0 Z N"/>
              </draw:custom-shape>
              <draw:custom-shape draw:name="Rovnoramenný trojuholník 56_1" draw:style-name="gr9" draw:text-style-name="P10" draw:layer="layout" svg:width="0.396cm" svg:height="0.396cm" svg:x="5.835cm" svg:y="5.93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name="BlokTextu 265_0" draw:style-name="gr6" draw:text-style-name="P6" draw:layer="layout" svg:width="1.564cm" svg:height="0.877cm" svg:x="2.007cm" svg:y="16.497cm">
            <text:list text:style-name="L1">
              <text:list-header>
                <text:p text:style-name="P5"><text:span text:style-name="T4">F</text:span><text:span text:style-name="T4">et</text:span><text:span text:style-name="T4">c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66_0" draw:style-name="gr6" draw:text-style-name="P6" draw:layer="layout" svg:width="2.004cm" svg:height="0.877cm" svg:x="8.386cm" svg:y="16.497cm">
            <text:list text:style-name="L1">
              <text:list-header>
                <text:p text:style-name="P5"><text:span text:style-name="T4">D</text:span><text:span text:style-name="T4">ec</text:span><text:span text:style-name="T4">od</text:span><text:span text:style-name="T4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67_0" draw:style-name="gr6" draw:text-style-name="P6" draw:layer="layout" svg:width="2.08cm" svg:height="0.877cm" svg:x="13.653cm" svg:y="16.497cm">
            <text:list text:style-name="L1">
              <text:list-header>
                <text:p text:style-name="P5"><text:span text:style-name="T4">E</text:span><text:span text:style-name="T4">xe</text:span><text:span text:style-name="T4">cu</text:span><text:span text:style-name="T4">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68_0" draw:style-name="gr6" draw:text-style-name="P6" draw:layer="layout" svg:width="2.076cm" svg:height="0.877cm" svg:x="18.179cm" svg:y="16.497cm">
            <text:list text:style-name="L1">
              <text:list-header>
                <text:p text:style-name="P5"><text:span text:style-name="T4">M</text:span><text:span text:style-name="T4">e</text:span><text:span text:style-name="T4">m</text:span><text:span text:style-name="T4">o</text:span><text:span text:style-name="T4">r</text:span><text:span text:style-name="T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69_0" draw:style-name="gr6" draw:text-style-name="P6" draw:layer="layout" svg:width="2.504cm" svg:height="0.877cm" svg:x="21.918cm" svg:y="16.497cm">
            <text:list text:style-name="L1">
              <text:list-header>
                <text:p text:style-name="P5"><text:span text:style-name="T4">Writ</text:span><text:span text:style-name="T4">eBac</text:span><text:span text:style-name="T4">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name="BlokTextu 247_2" draw:style-name="gr6" draw:text-style-name="P6" draw:layer="layout" svg:width="2.758cm" svg:height="0.877cm" svg:x="14.046cm" svg:y="10.334cm">
            <text:list text:style-name="L1">
              <text:list-header>
                <text:p text:style-name="P5"><text:span text:style-name="T4">WriteDat</text:span><text:span text:style-name="T4">a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8_2" draw:style-name="gr6" draw:text-style-name="P6" draw:layer="layout" svg:width="2.631cm" svg:height="0.877cm" svg:x="13.85cm" svg:y="10.989cm">
            <text:list text:style-name="L1">
              <text:list-header>
                <text:p text:style-name="P5"><text:span text:style-name="T4">WriteRe</text:span><text:span text:style-name="T4">g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2_0" draw:style-name="gr6" draw:text-style-name="P6" draw:layer="layout" svg:width="2.022cm" svg:height="0.666cm" svg:x="17.016cm" svg:y="10.42cm">
            <text:list text:style-name="L1">
              <text:list-header>
                <text:p text:style-name="P5"><text:span text:style-name="T9">WriteDat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4_0" draw:style-name="gr6" draw:text-style-name="P6" draw:layer="layout" svg:width="2.707cm" svg:height="0.877cm" svg:x="17.289cm" svg:y="11.015cm">
            <text:list text:style-name="L1">
              <text:list-header>
                <text:p text:style-name="P5"><text:span text:style-name="T4">WriteReg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5_0" draw:style-name="gr6" draw:text-style-name="P6" draw:layer="layout" svg:width="2.758cm" svg:height="0.877cm" svg:x="21.588cm" svg:y="10.963cm">
            <text:list text:style-name="L1">
              <text:list-header>
                <text:p text:style-name="P5"><text:span text:style-name="T4">WriteReg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ál 159_0" draw:style-name="gr18" draw:text-style-name="P17" draw:layer="layout" svg:width="10.363cm" svg:height="0.811cm" svg:x="13.94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BlokTextu 249_7" draw:style-name="gr6" draw:text-style-name="P6" draw:layer="layout" svg:width="1.382cm" svg:height="0.877cm" svg:x="7.251cm" svg:y="14.166cm">
          <text:list text:style-name="L1">
            <text:list-header>
              <text:p text:style-name="P5"><text:span text:style-name="T4">P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_8" draw:style-name="gr6" draw:text-style-name="P6" draw:layer="layout" svg:width="1.331cm" svg:height="0.877cm" svg:x="4.06cm" svg:y="14.198cm">
          <text:list text:style-name="L1">
            <text:list-header>
              <text:p text:style-name="P5"><text:span text:style-name="T4">PC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6_0" draw:style-name="gr6" draw:text-style-name="P6" draw:layer="layout" svg:width="2.001cm" svg:height="0.793cm" svg:x="21.787cm" svg:y="5.815cm">
          <text:list text:style-name="L1">
            <text:list-header>
              <text:p text:style-name="P5"><text:span text:style-name="T3">AluOut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52cm" draw:distance="0.052cm"/>
    <draw:stroke-dash draw:name="Dashed_20__28_var_29__20_4" draw:display-name="Dashed (var) 4" draw:style="rect" draw:dots1="1" draw:dots1-length="0.052cm" draw:distance="0.0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hatch" draw:fill-color="#99ccff" draw:fill-hatch-name="Black_20_0_20_Degrees" draw:fill-hatch-solid="false" draw:fill-image-width="0cm" draw:fill-image-height="0cm" fo:padding-top="0.025cm" fo:padding-bottom="0.025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0H58M6S</meta:editing-duration>
    <meta:editing-cycles>272</meta:editing-cycles>
    <meta:generator>LibreOffice/6.4.7.2$Linux_X86_64 LibreOffice_project/40$Build-2</meta:generator>
    <dc:date>2023-03-09T15:31:19.196200320</dc:date>
    <dc:description>https://cw.fel.cvut.cz/wiki/courses/b35apo/start</dc:description>
    <dc:subject>B35APO - Computer Architectures</dc:subject>
    <dc:title>Central Processing Unit (CPU)</dc:title>
    <meta:document-statistic meta:object-count="169"/>
  </office:meta>
</office:document-meta>
</file>